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padding="0.049cm" fo:border="0.002cm solid #e3e3e3"/>
    </style:style>
    <style:style style:name="P2" style:family="paragraph" style:parent-style-name="Text_20_body" style:list-style-name="L3">
      <style:paragraph-properties fo:margin-top="0cm" fo:margin-bottom="0cm" fo:padding="0.049cm" fo:border="0.002cm solid #e3e3e3"/>
    </style:style>
    <style:style style:name="P3" style:family="paragraph" style:parent-style-name="Text_20_body" style:list-style-name="L4">
      <style:paragraph-properties fo:margin-top="0cm" fo:margin-bottom="0cm" fo:padding="0.049cm" fo:border="0.002cm solid #e3e3e3"/>
    </style:style>
    <style:style style:name="P4" style:family="paragraph" style:parent-style-name="Text_20_body" style:list-style-name="L5">
      <style:paragraph-properties fo:margin-top="0cm" fo:margin-bottom="0cm" fo:padding="0.049cm" fo:border="0.002cm solid #e3e3e3"/>
    </style:style>
    <style:style style:name="P5" style:family="paragraph" style:parent-style-name="Text_20_body">
      <style:paragraph-properties fo:padding="0.049cm" fo:border="0.002cm solid #e3e3e3"/>
    </style:style>
    <style:style style:name="P6" style:family="paragraph" style:parent-style-name="Text_20_body" style:list-style-name="L1">
      <style:paragraph-properties fo:padding="0.049cm" fo:border="0.002cm solid #e3e3e3"/>
    </style:style>
    <style:style style:name="P7" style:family="paragraph" style:parent-style-name="Text_20_body" style:list-style-name="L2">
      <style:paragraph-properties fo:padding="0.049cm" fo:border="0.002cm solid #e3e3e3"/>
    </style:style>
    <style:style style:name="P8" style:family="paragraph" style:parent-style-name="Text_20_body" style:list-style-name="L3">
      <style:paragraph-properties fo:padding="0.049cm" fo:border="0.002cm solid #e3e3e3"/>
    </style:style>
    <style:style style:name="P9" style:family="paragraph" style:parent-style-name="Text_20_body" style:list-style-name="L4">
      <style:paragraph-properties fo:padding="0.049cm" fo:border="0.002cm solid #e3e3e3"/>
    </style:style>
    <style:style style:name="P10" style:family="paragraph" style:parent-style-name="Text_20_body" style:list-style-name="L5">
      <style:paragraph-properties fo:padding="0.049cm" fo:border="0.002cm solid #e3e3e3"/>
    </style:style>
    <style:style style:name="P11" style:family="paragraph" style:parent-style-name="Heading_20_3">
      <style:paragraph-properties fo:padding="0.049cm" fo:border="0.002cm solid #e3e3e3"/>
    </style:style>
    <style:style style:name="P12" style:family="paragraph" style:parent-style-name="Preformatted_20_Text">
      <style:paragraph-properties fo:margin-top="0cm" fo:margin-bottom="0.499cm" fo:padding="0.049cm" fo:border="0.002cm solid #e3e3e3" style:writing-mode="lr-tb"/>
    </style:style>
    <style:style style:name="P13" style:family="paragraph" style:parent-style-name="Preformatted_20_Text">
      <style:paragraph-properties fo:padding="0.049cm" fo:border="0.002cm solid #e3e3e3"/>
    </style:style>
    <style:style style:name="P14" style:family="paragraph" style:parent-style-name="Preformatted_20_Text">
      <style:paragraph-properties fo:padding="0.049cm" fo:border="0.002cm solid #e3e3e3" style:writing-mode="lr-tb"/>
    </style:style>
    <style:style style:name="P15" style:family="paragraph" style:parent-style-name="Heading_20_4">
      <style:paragraph-properties fo:padding="0.049cm" fo:border="0.002cm solid #e3e3e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grama Original: Procesador de Solicitudes sin Orientación a Objetos</text:h>
      <text:p text:style-name="P5">Para empezar, vamos a crear un programa simple que procesa solicitudes de diferentes tipos sin usar orientación a objetos. Luego, lo refactorizaremos para usar el patrón de diseño Chain of Responsibility, explicando paso a paso el proceso.</text:p>
      <text:h text:style-name="P15" text:outline-level="4">Código Original en Java</text:h>
      <text:p text:style-name="P5">Supongamos que tenemos un sistema que procesa diferentes tipos de solicitudes: <text:span text:style-name="Source_20_Text">Texto</text:span>, <text:span text:style-name="Source_20_Text">Imagen</text:span> y <text:span text:style-name="Source_20_Text">Audio</text:span>. El código inicial podría verse de la siguiente manera:</text:p>
      <text:p text:style-name="P13">java</text:p>
      <text:p text:style-name="P13">Copiar código</text:p>
      <text:p text:style-name="P14"><text:span text:style-name="Source_20_Text">public class RequestHandler {</text:span></text:p>
      <text:p text:style-name="P14"><text:span text:style-name="Source_20_Text"><text:s text:c="4"/>public void handleRequest(String requestType, String requestContent) {</text:span></text:p>
      <text:p text:style-name="P14"><text:span text:style-name="Source_20_Text"><text:s text:c="8"/>if (requestType.equals("Texto")) {</text:span></text:p>
      <text:p text:style-name="P14"><text:span text:style-name="Source_20_Text"><text:s text:c="12"/>System.out.println("Procesando texto: " + requestContent);</text:span></text:p>
      <text:p text:style-name="P14"><text:span text:style-name="Source_20_Text"><text:s text:c="8"/>} else if (requestType.equals("Imagen")) {</text:span></text:p>
      <text:p text:style-name="P14"><text:span text:style-name="Source_20_Text"><text:s text:c="12"/>System.out.println("Procesando imagen");</text:span></text:p>
      <text:p text:style-name="P14"><text:span text:style-name="Source_20_Text"><text:s text:c="8"/>} else if (requestType.equals("Audio")) {</text:span></text:p>
      <text:p text:style-name="P14"><text:span text:style-name="Source_20_Text"><text:s text:c="12"/>System.out.println("Procesando audio");</text:span></text:p>
      <text:p text:style-name="P14"><text:span text:style-name="Source_20_Text"><text:s text:c="8"/>} else {</text:span></text:p>
      <text:p text:style-name="P14"><text:span text:style-name="Source_20_Text"><text:s text:c="12"/>System.out.println("Tipo de solicitud no soportado: " + requestType);</text:span></text:p>
      <text:p text:style-name="P14"><text:span text:style-name="Source_20_Text"><text:s text:c="8"/>}</text:span></text:p>
      <text:p text:style-name="P14"><text:span text:style-name="Source_20_Text"><text:s text:c="4"/>}</text:span></text:p>
      <text:p text:style-name="P14"/>
      <text:p text:style-name="P14"><text:span text:style-name="Source_20_Text"><text:s text:c="4"/>public static void main(String[] args) {</text:span></text:p>
      <text:p text:style-name="P14"><text:span text:style-name="Source_20_Text"><text:s text:c="8"/>RequestHandler handler = new RequestHandler();</text:span></text:p>
      <text:p text:style-name="P14"><text:span text:style-name="Source_20_Text"><text:s text:c="8"/>handler.handleRequest("Texto", "Hola, esto es un texto de ejemplo");</text:span></text:p>
      <text:p text:style-name="P14"><text:span text:style-name="Source_20_Text"><text:s text:c="8"/>handler.handleRequest("Imagen", "imagen.jpg");</text:span></text:p>
      <text:p text:style-name="P14"><text:span text:style-name="Source_20_Text"><text:s text:c="8"/>handler.handleRequest("Audio", "audio.mp3");</text:span></text:p>
      <text:p text:style-name="P14"><text:span text:style-name="Source_20_Text"><text:s text:c="4"/>}</text:span></text:p>
      <text:p text:style-name="P12"><text:span text:style-name="Source_20_Text">}</text:span></text:p>
      <text:h text:style-name="P15" text:outline-level="4">Motivación para la Refactorización y Problemas del Programa Actual</text:h>
      <text:list xml:id="list6896835679126046148" text:style-name="L1">
        <text:list-item>
          <text:p text:style-name="P6"><text:span text:style-name="Strong_20_Emphasis">Alta Acoplamiento</text:span>: El método <text:span text:style-name="Source_20_Text">handleRequest</text:span> gestiona todos los tipos de solicitudes, lo que lo hace altamente propenso a errores y difícil de modificar o extender. Si se añaden nuevos tipos de solicitudes, el método se haría aún más grande y complejo.</text:p>
        </text:list-item>
        <text:list-item>
          <text:p text:style-name="P6"><text:span text:style-name="Strong_20_Emphasis">Violación del Principio de Responsabilidad Única (SRP)</text:span>: <text:span text:style-name="Source_20_Text">handleRequest</text:span> está manejando la lógica para varios tipos de solicitudes, lo que no es ideal según el SRP. SRP sugiere que una clase o método debería tener una sola razón para cambiar.</text:p>
        </text:list-item>
        <text:list-item>
          <text:p text:style-name="P6"><text:span text:style-name="Strong_20_Emphasis">Dificultad para Mantenimiento y Extensión</text:span>: Cada vez que se necesite añadir una nueva solicitud o modificar una existente, se tendría que modificar el método <text:span text:style-name="Source_20_Text">handleRequest</text:span>, incrementando el riesgo de introducir errores en código que ya funciona para otros tipos de solicitudes.</text:p>
        </text:list-item>
      </text:list>
      <text:h text:style-name="P11" text:outline-level="3">Refactorización usando Chain of Responsibility</text:h>
      <text:p text:style-name="P5">El patrón Chain of Responsibility permite pasar solicitudes a lo largo de una cadena de manejadores potenciales hasta que uno de ellos maneja la solicitud. Este patrón es útil para reducir el acoplamiento <text:soft-page-break/>y distribuir las responsabilidades entre varias clases.</text:p>
      <text:h text:style-name="P15" text:outline-level="4">Implementación del Patrón</text:h>
      <text:p text:style-name="P5">Vamos a crear una interfaz <text:span text:style-name="Source_20_Text">Handler</text:span> y varias implementaciones concretas para cada tipo de solicitud.</text:p>
      <text:p text:style-name="P13">java</text:p>
      <text:p text:style-name="P13">Copiar código</text:p>
      <text:p text:style-name="P14"><text:span text:style-name="Source_20_Text">interface Handler {</text:span></text:p>
      <text:p text:style-name="P14"><text:span text:style-name="Source_20_Text"><text:s text:c="4"/>void setNext(Handler next);</text:span></text:p>
      <text:p text:style-name="P14"><text:span text:style-name="Source_20_Text"><text:s text:c="4"/>void handleRequest(String requestType, String requestContent);</text:span></text:p>
      <text:p text:style-name="P14"><text:span text:style-name="Source_20_Text">}</text:span></text:p>
      <text:p text:style-name="P14"/>
      <text:p text:style-name="P14"><text:span text:style-name="Source_20_Text">abstract class AbstractHandler implements Handler {</text:span></text:p>
      <text:p text:style-name="P14"><text:span text:style-name="Source_20_Text"><text:s text:c="4"/>private Handler next;</text:span></text:p>
      <text:p text:style-name="P14"/>
      <text:p text:style-name="P14"><text:span text:style-name="Source_20_Text"><text:s text:c="4"/>public void setNext(Handler next) {</text:span></text:p>
      <text:p text:style-name="P14"><text:span text:style-name="Source_20_Text"><text:s text:c="8"/>this.next = next;</text:span></text:p>
      <text:p text:style-name="P14"><text:span text:style-name="Source_20_Text"><text:s text:c="4"/>}</text:span></text:p>
      <text:p text:style-name="P14"/>
      <text:p text:style-name="P14"><text:span text:style-name="Source_20_Text"><text:s text:c="4"/>public void handleRequest(String requestType, String requestContent) {</text:span></text:p>
      <text:p text:style-name="P14"><text:span text:style-name="Source_20_Text"><text:s text:c="8"/>if (next != null) {</text:span></text:p>
      <text:p text:style-name="P14"><text:span text:style-name="Source_20_Text"><text:s text:c="12"/>next.handleRequest(requestType, requestContent);</text:span></text:p>
      <text:p text:style-name="P14"><text:span text:style-name="Source_20_Text"><text:s text:c="8"/>} else {</text:span></text:p>
      <text:p text:style-name="P14"><text:span text:style-name="Source_20_Text"><text:s text:c="12"/>System.out.println("Tipo de solicitud no soportado: " + requestType);</text:span></text:p>
      <text:p text:style-name="P14"><text:span text:style-name="Source_20_Text"><text:s text:c="8"/>}</text:span></text:p>
      <text:p text:style-name="P14"><text:span text:style-name="Source_20_Text"><text:s text:c="4"/>}</text:span></text:p>
      <text:p text:style-name="P14"><text:span text:style-name="Source_20_Text">}</text:span></text:p>
      <text:p text:style-name="P14"/>
      <text:p text:style-name="P14"><text:span text:style-name="Source_20_Text">class TextHandler extends AbstractHandler {</text:span></text:p>
      <text:p text:style-name="P14"><text:span text:style-name="Source_20_Text"><text:s text:c="4"/>public void handleRequest(String requestType, String requestContent) {</text:span></text:p>
      <text:p text:style-name="P14"><text:span text:style-name="Source_20_Text"><text:s text:c="8"/>if (requestType.equals("Texto")) {</text:span></text:p>
      <text:p text:style-name="P14"><text:span text:style-name="Source_20_Text"><text:s text:c="12"/>System.out.println("Procesando texto: " + requestContent);</text:span></text:p>
      <text:p text:style-name="P14"><text:span text:style-name="Source_20_Text"><text:s text:c="8"/>} else {</text:span></text:p>
      <text:p text:style-name="P14"><text:span text:style-name="Source_20_Text"><text:s text:c="12"/>super.handleRequest(requestType, requestContent);</text:span></text:p>
      <text:p text:style-name="P14"><text:span text:style-name="Source_20_Text"><text:s text:c="8"/>}</text:span></text:p>
      <text:p text:style-name="P14"><text:span text:style-name="Source_20_Text"><text:s text:c="4"/>}</text:span></text:p>
      <text:p text:style-name="P14"><text:span text:style-name="Source_20_Text">}</text:span></text:p>
      <text:p text:style-name="P14"/>
      <text:p text:style-name="P14"><text:span text:style-name="Source_20_Text">class ImageHandler extends AbstractHandler {</text:span></text:p>
      <text:p text:style-name="P14"><text:span text:style-name="Source_20_Text"><text:s text:c="4"/>public void handleRequest(String requestType, String requestContent) {</text:span></text:p>
      <text:p text:style-name="P14"><text:span text:style-name="Source_20_Text"><text:s text:c="8"/>if (requestType.equals("Imagen")) {</text:span></text:p>
      <text:p text:style-name="P14"><text:span text:style-name="Source_20_Text"><text:s text:c="12"/>System.out.println("Procesando imagen");</text:span></text:p>
      <text:p text:style-name="P14"><text:span text:style-name="Source_20_Text"><text:s text:c="8"/>} else {</text:span></text:p>
      <text:p text:style-name="P14"><text:span text:style-name="Source_20_Text"><text:s text:c="12"/>super.handleRequest(requestType, requestContent);</text:span></text:p>
      <text:p text:style-name="P14"><text:span text:style-name="Source_20_Text"><text:s text:c="8"/>}</text:span></text:p>
      <text:p text:style-name="P14"><text:span text:style-name="Source_20_Text"><text:s text:c="4"/>}</text:span></text:p>
      <text:p text:style-name="P14"><text:span text:style-name="Source_20_Text">}</text:span></text:p>
      <text:p text:style-name="P14"/>
      <text:p text:style-name="P14"><text:span text:style-name="Source_20_Text">class AudioHandler extends AbstractHandler {</text:span></text:p>
      <text:p text:style-name="P14"><text:span text:style-name="Source_20_Text"><text:s text:c="4"/>public void handleRequest(String requestType, String requestContent) {</text:span></text:p>
      <text:p text:style-name="P14"><text:span text:style-name="Source_20_Text"><text:s text:c="8"/>if (requestType.equals("Audio")) {</text:span></text:p>
      <text:p text:style-name="P14"><text:span text:style-name="Source_20_Text"><text:s text:c="12"/>System.out.println("Procesando audio");</text:span></text:p>
      <text:p text:style-name="P14"><text:span text:style-name="Source_20_Text"><text:s text:c="8"/>} else {</text:span></text:p>
      <text:p text:style-name="P14"><text:span text:style-name="Source_20_Text"><text:s text:c="12"/>super.handleRequest(requestType, requestContent);</text:span></text:p>
      <text:p text:style-name="P14"><text:span text:style-name="Source_20_Text"><text:s text:c="8"/>}</text:span></text:p>
      <text:p text:style-name="P14"><text:span text:style-name="Source_20_Text"><text:s text:c="4"/>}</text:span></text:p>
      <text:p text:style-name="P14"><text:span text:style-name="Source_20_Text">}</text:span></text:p>
      <text:p text:style-name="P14"/>
      <text:p text:style-name="P14"><text:soft-page-break/><text:span text:style-name="Source_20_Text">public class RequestProcessor {</text:span></text:p>
      <text:p text:style-name="P14"><text:span text:style-name="Source_20_Text"><text:s text:c="4"/>public static void main(String[] args) {</text:span></text:p>
      <text:p text:style-name="P14"><text:span text:style-name="Source_20_Text"><text:s text:c="8"/>Handler text = new TextHandler();</text:span></text:p>
      <text:p text:style-name="P14"><text:span text:style-name="Source_20_Text"><text:s text:c="8"/>Handler image = new ImageHandler();</text:span></text:p>
      <text:p text:style-name="P14"><text:span text:style-name="Source_20_Text"><text:s text:c="8"/>Handler audio = new AudioHandler();</text:span></text:p>
      <text:p text:style-name="P14"/>
      <text:p text:style-name="P14"><text:span text:style-name="Source_20_Text"><text:s text:c="8"/>text.setNext(image);</text:span></text:p>
      <text:p text:style-name="P14"><text:span text:style-name="Source_20_Text"><text:s text:c="8"/>image.setNext(audio);</text:span></text:p>
      <text:p text:style-name="P14"/>
      <text:p text:style-name="P14"><text:span text:style-name="Source_20_Text"><text:s text:c="8"/>text.handleRequest("Texto", "Hola, esto es un texto de ejemplo");</text:span></text:p>
      <text:p text:style-name="P14"><text:span text:style-name="Source_20_Text"><text:s text:c="8"/>text.handleRequest("Imagen", "imagen.jpg");</text:span></text:p>
      <text:p text:style-name="P14"><text:span text:style-name="Source_20_Text"><text:s text:c="8"/>text.handleRequest("Audio", "audio.mp3");</text:span></text:p>
      <text:p text:style-name="P14"><text:span text:style-name="Source_20_Text"><text:s text:c="4"/>}</text:span></text:p>
      <text:p text:style-name="P12"><text:span text:style-name="Source_20_Text">}</text:span></text:p>
      <text:h text:style-name="P15" text:outline-level="4">Ventajas de la Refactorización</text:h>
      <text:list xml:id="list262983499797182128" text:style-name="L2">
        <text:list-item>
          <text:p text:style-name="P7"><text:span text:style-name="Strong_20_Emphasis">Reducido Acoplamiento</text:span>: Cada tipo de solicitud es manejado por una clase diferente. Esto facilita el mantenimiento y la extensión del código.</text:p>
        </text:list-item>
        <text:list-item>
          <text:p text:style-name="P7"><text:span text:style-name="Strong_20_Emphasis">Cumplimiento del SRP</text:span>: Cada clase maneja un solo tipo de solicitud, lo que cumple con el Principio de Responsabilidad Única.</text:p>
        </text:list-item>
        <text:list-item>
          <text:p text:style-name="P7"><text:span text:style-name="Strong_20_Emphasis">Extensibilidad</text:span>: Añadir un nuevo tipo de solicitud implica simplemente añadir una nueva clase sin modificar las existentes, lo que reduce el riesgo de introducir errores en las funcionalidades ya probadas.</text:p>
        </text:list-item>
      </text:list>
      <text:h text:style-name="P15" text:outline-level="4">Patrones Similares</text:h>
      <text:list xml:id="list3383148358792338328" text:style-name="L3">
        <text:list-item>
          <text:p text:style-name="P2"><text:span text:style-name="Strong_20_Emphasis">Decorator</text:span>: Similar en estructura al Chain of Responsibility, pero en lugar de pasar la solicitud a través de una cadena hasta que se maneje, Decorator añade responsabilidades adicionales a un objeto de manera dinámica.</text:p>
        </text:list-item>
        <text:list-item>
          <text:p text:style-name="P8"><text:span text:style-name="Strong_20_Emphasis">Command</text:span>: Permite encapsular una solicitud como un objeto, permitiendo parametrizar clientes con colas, solicitudes y operaciones.</text:p>
        </text:list-item>
      </text:list>
      <text:p text:style-name="P5">Cada patrón tiene sus propios usos y motivaciones, pero todos buscan reducir el acoplamiento y aumentar la modularidad y la reutilización del código.</text:p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*************************************************************************************************************************************************************************************************************</text:p>
      <text:p text:style-name="P5">Para refactorizar el ejemplo usando Spring Boot y aprovechar la inyección de dependencias, necesitamos reorganizar la estructura del proyecto para que se ajuste a un enfoque más declarativo. Spring Boot facilita mucho la gestión de dependencias y la configuración mediante anotaciones y autoconfiguración.</text:p>
      <text:h text:style-name="P11" text:outline-level="3">Setup de Spring Boot</text:h>
      <text:p text:style-name="P5">Para comenzar, asumamos que tienes Spring Boot configurado. Si no es así, puedes empezar por crear un nuevo proyecto Spring Boot usando <text:a xlink:type="simple" xlink:href="https://start.spring.io/" office:target-frame-name="_new" xlink:show="replace" text:style-name="Internet_20_link" text:visited-style-name="Visited_20_Internet_20_Link">Spring Initializr</text:a>. Selecciona las dependencias de Spring Web para empezar, aunque en este ejemplo concreto no haremos uso de controladores REST o MVC.</text:p>
      <text:h text:style-name="P11" text:outline-level="3">Refactorización con Spring Boot</text:h>
      <text:h text:style-name="P15" text:outline-level="4">Definición de las Interfaces y Clases</text:h>
      <text:p text:style-name="P5">Empezaremos definiendo la interfaz <text:span text:style-name="Source_20_Text">Handler</text:span> y las implementaciones concretas como beans de Spring, utilizando la anotación <text:span text:style-name="Source_20_Text">@Component</text:span> para que Spring las maneje automáticamente.</text:p>
      <text:p text:style-name="P13">java</text:p>
      <text:p text:style-name="P13">Copiar código</text:p>
      <text:p text:style-name="P14"><text:span text:style-name="Source_20_Text">import org.springframework.stereotype.Component;</text:span></text:p>
      <text:p text:style-name="P14"/>
      <text:p text:style-name="P14"><text:span text:style-name="Source_20_Text">public interface Handler {</text:span></text:p>
      <text:p text:style-name="P14"><text:span text:style-name="Source_20_Text"><text:s text:c="4"/>void setNext(Handler next);</text:span></text:p>
      <text:p text:style-name="P14"><text:span text:style-name="Source_20_Text"><text:s text:c="4"/>void handleRequest(String requestType, String requestContent);</text:span></text:p>
      <text:p text:style-name="P14"><text:span text:style-name="Source_20_Text">}</text:span></text:p>
      <text:p text:style-name="P14"/>
      <text:p text:style-name="P14"><text:span text:style-name="Source_20_Text">@Component</text:span></text:p>
      <text:p text:style-name="P14"><text:span text:style-name="Source_20_Text">public abstract class AbstractHandler implements Handler {</text:span></text:p>
      <text:p text:style-name="P14"><text:span text:style-name="Source_20_Text"><text:s text:c="4"/>protected Handler next;</text:span></text:p>
      <text:p text:style-name="P14"/>
      <text:p text:style-name="P14"><text:span text:style-name="Source_20_Text"><text:s text:c="4"/>@Override</text:span></text:p>
      <text:p text:style-name="P14"><text:span text:style-name="Source_20_Text"><text:s text:c="4"/>public void setNext(Handler next) {</text:span></text:p>
      <text:p text:style-name="P14"><text:span text:style-name="Source_20_Text"><text:s text:c="8"/>this.next = next;</text:span></text:p>
      <text:p text:style-name="P14"><text:span text:style-name="Source_20_Text"><text:s text:c="4"/>}</text:span></text:p>
      <text:p text:style-name="P14"/>
      <text:p text:style-name="P14"><text:span text:style-name="Source_20_Text"><text:s text:c="4"/>@Override</text:span></text:p>
      <text:p text:style-name="P14"><text:span text:style-name="Source_20_Text"><text:s text:c="4"/>public void handleRequest(String requestType, String requestContent) {</text:span></text:p>
      <text:p text:style-name="P14"><text:span text:style-name="Source_20_Text"><text:s text:c="8"/>if (next != null) {</text:span></text:p>
      <text:p text:style-name="P14"><text:span text:style-name="Source_20_Text"><text:s text:c="12"/>next.handleRequest(requestType, requestContent);</text:span></text:p>
      <text:p text:style-name="P14"><text:span text:style-name="Source_20_Text"><text:s text:c="8"/>} else {</text:span></text:p>
      <text:p text:style-name="P14"><text:span text:style-name="Source_20_Text"><text:s text:c="12"/>System.out.println("Tipo de solicitud no soportado: " + requestType);</text:span></text:p>
      <text:p text:style-name="P14"><text:span text:style-name="Source_20_Text"><text:s text:c="8"/>}</text:span></text:p>
      <text:p text:style-name="P14"><text:span text:style-name="Source_20_Text"><text:s text:c="4"/>}</text:span></text:p>
      <text:p text:style-name="P14"><text:span text:style-name="Source_20_Text">}</text:span></text:p>
      <text:p text:style-name="P14"/>
      <text:p text:style-name="P14"><text:span text:style-name="Source_20_Text">@Component</text:span></text:p>
      <text:p text:style-name="P14"><text:span text:style-name="Source_20_Text">public class TextHandler extends AbstractHandler {</text:span></text:p>
      <text:p text:style-name="P14"><text:span text:style-name="Source_20_Text"><text:s text:c="4"/>@Override</text:span></text:p>
      <text:p text:style-name="P14"><text:span text:style-name="Source_20_Text"><text:s text:c="4"/>public void handleRequest(String requestType, String requestContent) {</text:span></text:p>
      <text:p text:style-name="P14"><text:span text:style-name="Source_20_Text"><text:s text:c="8"/>if (requestType.equals("Texto")) {</text:span></text:p>
      <text:p text:style-name="P14"><text:soft-page-break/><text:span text:style-name="Source_20_Text"><text:s text:c="12"/>System.out.println("Procesando texto: " + requestContent);</text:span></text:p>
      <text:p text:style-name="P14"><text:span text:style-name="Source_20_Text"><text:s text:c="8"/>} else {</text:span></text:p>
      <text:p text:style-name="P14"><text:span text:style-name="Source_20_Text"><text:s text:c="12"/>super.handleRequest(requestType, requestContent);</text:span></text:p>
      <text:p text:style-name="P14"><text:span text:style-name="Source_20_Text"><text:s text:c="8"/>}</text:span></text:p>
      <text:p text:style-name="P14"><text:span text:style-name="Source_20_Text"><text:s text:c="4"/>}</text:span></text:p>
      <text:p text:style-name="P14"><text:span text:style-name="Source_20_Text">}</text:span></text:p>
      <text:p text:style-name="P14"/>
      <text:p text:style-name="P14"><text:span text:style-name="Source_20_Text">@Component</text:span></text:p>
      <text:p text:style-name="P14"><text:span text:style-name="Source_20_Text">public class ImageHandler extends AbstractHandler {</text:span></text:p>
      <text:p text:style-name="P14"><text:span text:style-name="Source_20_Text"><text:s text:c="4"/>@Override</text:span></text:p>
      <text:p text:style-name="P14"><text:span text:style-name="Source_20_Text"><text:s text:c="4"/>public void handleRequest(String requestType, String requestContent) {</text:span></text:p>
      <text:p text:style-name="P14"><text:span text:style-name="Source_20_Text"><text:s text:c="8"/>if (requestType.equals("Imagen")) {</text:span></text:p>
      <text:p text:style-name="P14"><text:span text:style-name="Source_20_Text"><text:s text:c="12"/>System.out.println("Procesando imagen");</text:span></text:p>
      <text:p text:style-name="P14"><text:span text:style-name="Source_20_Text"><text:s text:c="8"/>} else {</text:span></text:p>
      <text:p text:style-name="P14"><text:span text:style-name="Source_20_Text"><text:s text:c="12"/>super.handleRequest(requestType, requestContent);</text:span></text:p>
      <text:p text:style-name="P14"><text:span text:style-name="Source_20_Text"><text:s text:c="8"/>}</text:span></text:p>
      <text:p text:style-name="P14"><text:span text:style-name="Source_20_Text"><text:s text:c="4"/>}</text:span></text:p>
      <text:p text:style-name="P14"><text:span text:style-name="Source_20_Text">}</text:span></text:p>
      <text:p text:style-name="P14"/>
      <text:p text:style-name="P14"><text:span text:style-name="Source_20_Text">@Component</text:span></text:p>
      <text:p text:style-name="P14"><text:span text:style-name="Source_20_Text">public class AudioHandler extends AbstractHandler {</text:span></text:p>
      <text:p text:style-name="P14"><text:span text:style-name="Source_20_Text"><text:s text:c="4"/>@Override</text:span></text:p>
      <text:p text:style-name="P14"><text:span text:style-name="Source_20_Text"><text:s text:c="4"/>public void handleRequest(String requestType, String requestContent) {</text:span></text:p>
      <text:p text:style-name="P14"><text:span text:style-name="Source_20_Text"><text:s text:c="8"/>if (requestType.equals("Audio")) {</text:span></text:p>
      <text:p text:style-name="P14"><text:span text:style-name="Source_20_Text"><text:s text:c="12"/>System.out.println("Procesando audio");</text:span></text:p>
      <text:p text:style-name="P14"><text:span text:style-name="Source_20_Text"><text:s text:c="8"/>} else {</text:span></text:p>
      <text:p text:style-name="P14"><text:span text:style-name="Source_20_Text"><text:s text:c="12"/>super.handleRequest(requestType, requestContent);</text:span></text:p>
      <text:p text:style-name="P14"><text:span text:style-name="Source_20_Text"><text:s text:c="8"/>}</text:span></text:p>
      <text:p text:style-name="P14"><text:span text:style-name="Source_20_Text"><text:s text:c="4"/>}</text:span></text:p>
      <text:p text:style-name="P12"><text:span text:style-name="Source_20_Text">}</text:span></text:p>
      <text:h text:style-name="P15" text:outline-level="4">Configuración de la Cadena</text:h>
      <text:p text:style-name="P5">Spring Boot permite configurar la cadena de responsabilidades automáticamente usando inyección de dependencias. Podemos usar la anotación <text:span text:style-name="Source_20_Text">@Autowired</text:span> en una clase de configuración para ensamblar la cadena:</text:p>
      <text:p text:style-name="P13">java</text:p>
      <text:p text:style-name="P13">Copiar código</text:p>
      <text:p text:style-name="P14"><text:span text:style-name="Source_20_Text">import org.springframework.beans.factory.annotation.Autowired;</text:span></text:p>
      <text:p text:style-name="P14"><text:span text:style-name="Source_20_Text">import org.springframework.context.annotation.Bean;</text:span></text:p>
      <text:p text:style-name="P14"><text:span text:style-name="Source_20_Text">import org.springframework.context.annotation.Configuration;</text:span></text:p>
      <text:p text:style-name="P14"/>
      <text:p text:style-name="P14"><text:span text:style-name="Source_20_Text">@Configuration</text:span></text:p>
      <text:p text:style-name="P14"><text:span text:style-name="Source_20_Text">public class HandlerConfiguration {</text:span></text:p>
      <text:p text:style-name="P14"/>
      <text:p text:style-name="P14"><text:span text:style-name="Source_20_Text"><text:s text:c="4"/>@Autowired</text:span></text:p>
      <text:p text:style-name="P14"><text:span text:style-name="Source_20_Text"><text:s text:c="4"/>private TextHandler textHandler;</text:span></text:p>
      <text:p text:style-name="P14"/>
      <text:p text:style-name="P14"><text:span text:style-name="Source_20_Text"><text:s text:c="4"/>@Autowired</text:span></text:p>
      <text:p text:style-name="P14"><text:span text:style-name="Source_20_Text"><text:s text:c="4"/>private ImageHandler imageHandler;</text:span></text:p>
      <text:p text:style-name="P14"/>
      <text:p text:style-name="P14"><text:span text:style-name="Source_20_Text"><text:s text:c="4"/>@Autowired</text:span></text:p>
      <text:p text:style-name="P14"><text:span text:style-name="Source_20_Text"><text:s text:c="4"/>private AudioHandler audioHandler;</text:span></text:p>
      <text:p text:style-name="P14"/>
      <text:p text:style-name="P14"><text:span text:style-name="Source_20_Text"><text:s text:c="4"/>@Bean</text:span></text:p>
      <text:p text:style-name="P14"><text:span text:style-name="Source_20_Text"><text:s text:c="4"/>public Handler handlerChain() {</text:span></text:p>
      <text:p text:style-name="P14"><text:span text:style-name="Source_20_Text"><text:s text:c="8"/>textHandler.setNext(imageHandler);</text:span></text:p>
      <text:p text:style-name="P14"><text:soft-page-break/><text:span text:style-name="Source_20_Text"><text:s text:c="8"/>imageHandler.setNext(audioHandler);</text:span></text:p>
      <text:p text:style-name="P14"><text:span text:style-name="Source_20_Text"><text:s text:c="8"/>return textHandler;</text:span></text:p>
      <text:p text:style-name="P14"><text:span text:style-name="Source_20_Text"><text:s text:c="4"/>}</text:span></text:p>
      <text:p text:style-name="P12"><text:span text:style-name="Source_20_Text">}</text:span></text:p>
      <text:h text:style-name="P15" text:outline-level="4">Uso del Chain of Responsibility</text:h>
      <text:p text:style-name="P5">Finalmente, podemos usar la cadena configurada en un componente Spring Boot, tal como un servicio o directamente en el método <text:span text:style-name="Source_20_Text">main</text:span>:</text:p>
      <text:p text:style-name="P13">java</text:p>
      <text:p text:style-name="P13">Copiar código</text:p>
      <text:p text:style-name="P14"><text:span text:style-name="Source_20_Text">import org.springframework.boot.CommandLineRunner;</text:span></text:p>
      <text:p text:style-name="P14"><text:span text:style-name="Source_20_Text">import org.springframework.boot.SpringApplication;</text:span></text:p>
      <text:p text:style-name="P14"><text:span text:style-name="Source_20_Text">import org.springframework.boot.autoconfigure.SpringBootApplication;</text:span></text:p>
      <text:p text:style-name="P14"><text:span text:style-name="Source_20_Text">import org.springframework.context.ApplicationContext;</text:span></text:p>
      <text:p text:style-name="P14"/>
      <text:p text:style-name="P14"><text:span text:style-name="Source_20_Text">@SpringBootApplication</text:span></text:p>
      <text:p text:style-name="P14"><text:span text:style-name="Source_20_Text">public class Application implements CommandLineRunner {</text:span></text:p>
      <text:p text:style-name="P14"/>
      <text:p text:style-name="P14"><text:span text:style-name="Source_20_Text"><text:s text:c="4"/>private final Handler handlerChain;</text:span></text:p>
      <text:p text:style-name="P14"/>
      <text:p text:style-name="P14"><text:span text:style-name="Source_20_Text"><text:s text:c="4"/>public Application(Handler handlerChain) {</text:span></text:p>
      <text:p text:style-name="P14"><text:span text:style-name="Source_20_Text"><text:s text:c="8"/>this.handlerChain = handlerChain;</text:span></text:p>
      <text:p text:style-name="P14"><text:span text:style-name="Source_20_Text"><text:s text:c="4"/>}</text:span></text:p>
      <text:p text:style-name="P14"/>
      <text:p text:style-name="P14"><text:span text:style-name="Source_20_Text"><text:s text:c="4"/>public static void main(String[] args) {</text:span></text:p>
      <text:p text:style-name="P14"><text:span text:style-name="Source_20_Text"><text:s text:c="8"/>SpringApplication.run(Application.class, args);</text:span></text:p>
      <text:p text:style-name="P14"><text:span text:style-name="Source_20_Text"><text:s text:c="4"/>}</text:span></text:p>
      <text:p text:style-name="P14"/>
      <text:p text:style-name="P14"><text:span text:style-name="Source_20_Text"><text:s text:c="4"/>@Override</text:span></text:p>
      <text:p text:style-name="P14"><text:span text:style-name="Source_20_Text"><text:s text:c="4"/>public void run(String... args) throws Exception {</text:span></text:p>
      <text:p text:style-name="P14"><text:span text:style-name="Source_20_Text"><text:s text:c="8"/>handlerChain.handleRequest("Texto", "Hola, esto es un texto de ejemplo");</text:span></text:p>
      <text:p text:style-name="P14"><text:span text:style-name="Source_20_Text"><text:s text:c="8"/>handlerChain.handleRequest("Imagen", "imagen.jpg");</text:span></text:p>
      <text:p text:style-name="P14"><text:span text:style-name="Source_20_Text"><text:s text:c="8"/>handlerChain.handleRequest("Audio", "audio.mp3");</text:span></text:p>
      <text:p text:style-name="P14"><text:span text:style-name="Source_20_Text"><text:s text:c="4"/>}</text:span></text:p>
      <text:p text:style-name="P12"><text:span text:style-name="Source_20_Text">}</text:span></text:p>
      <text:h text:style-name="P11" text:outline-level="3">Ventajas de esta Refactorización</text:h>
      <text:list xml:id="list2935855270912848292" text:style-name="L4">
        <text:list-item>
          <text:p text:style-name="P3"><text:span text:style-name="Strong_20_Emphasis">Desacoplamiento</text:span>: La inyección de dependencias y la autoconfiguración de Spring reducen el acoplamiento entre las clases.</text:p>
        </text:list-item>
        <text:list-item>
          <text:p text:style-name="P3"><text:span text:style-name="Strong_20_Emphasis">Facilidad de Pruebas</text:span>: Con Spring, es más fácil escribir pruebas unitarias y de integración para cada componente.</text:p>
        </text:list-item>
        <text:list-item>
          <text:p text:style-name="P9"><text:span text:style-name="Strong_20_Emphasis">Flexibilidad</text:span>: Cambiar o agregar nuevos handlers es más fácil y puede manejarse con cambios mínimos en la configuración.</text:p>
        </text:list-item>
      </text:list>
      <text:p text:style-name="P5">Con esta estructura, la aplicación se beneficia de las características robustas de Spring Boot, facilitando el manejo, extensión y mantenimiento del código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******************************************************************************************************************************************************************************************************************</text:p>
      <text:p text:style-name="P5">Para refactorizar el ejemplo utilizando programación funcional, podemos aprovechar las características de Java 8 y posteriores, como las expresiones lambda y los métodos de referencia, para crear una cadena de responsabilidad de manera más concisa y expresiva. Utilizaremos interfaces funcionales para representar los handlers y las funciones que procesan las solicitudes.</text:p>
      <text:h text:style-name="P11" text:outline-level="3">Definición de las Interfaces Funcionales</text:h>
      <text:p text:style-name="P5">En lugar de clases concretas para los handlers, definiremos interfaces funcionales que representen el comportamiento de procesamiento de cada tipo de solicitud.</text:p>
      <text:p text:style-name="P13">java</text:p>
      <text:p text:style-name="P13">Copiar código</text:p>
      <text:p text:style-name="P14"><text:span text:style-name="Source_20_Text">@FunctionalInterface</text:span></text:p>
      <text:p text:style-name="P14"><text:span text:style-name="Source_20_Text">interface Handler {</text:span></text:p>
      <text:p text:style-name="P14"><text:span text:style-name="Source_20_Text"><text:s text:c="4"/>void handleRequest(String requestType, String requestContent);</text:span></text:p>
      <text:p text:style-name="P12"><text:span text:style-name="Source_20_Text">}</text:span></text:p>
      <text:h text:style-name="P11" text:outline-level="3">Creación de los Handlers Funcionales</text:h>
      <text:p text:style-name="P5">A continuación, crearemos funciones lambda que implementen la interfaz <text:span text:style-name="Source_20_Text">Handler</text:span>. Estas funciones serán los handlers que procesarán las solicitudes.</text:p>
      <text:p text:style-name="P13">java</text:p>
      <text:p text:style-name="P13">Copiar código</text:p>
      <text:p text:style-name="P14"><text:span text:style-name="Source_20_Text">public class Handlers {</text:span></text:p>
      <text:p text:style-name="P14"><text:span text:style-name="Source_20_Text"><text:s text:c="4"/>public static Handler textHandler = (requestType, requestContent) -&gt; {</text:span></text:p>
      <text:p text:style-name="P14"><text:span text:style-name="Source_20_Text"><text:s text:c="8"/>if ("Texto".equals(requestType)) {</text:span></text:p>
      <text:p text:style-name="P14"><text:span text:style-name="Source_20_Text"><text:s text:c="12"/>System.out.println("Procesando texto: " + requestContent);</text:span></text:p>
      <text:p text:style-name="P14"><text:span text:style-name="Source_20_Text"><text:s text:c="8"/>}</text:span></text:p>
      <text:p text:style-name="P14"><text:span text:style-name="Source_20_Text"><text:s text:c="4"/>};</text:span></text:p>
      <text:p text:style-name="P14"/>
      <text:p text:style-name="P14"><text:span text:style-name="Source_20_Text"><text:s text:c="4"/>public static Handler imageHandler = (requestType, requestContent) -&gt; {</text:span></text:p>
      <text:p text:style-name="P14"><text:span text:style-name="Source_20_Text"><text:s text:c="8"/>if ("Imagen".equals(requestType)) {</text:span></text:p>
      <text:p text:style-name="P14"><text:span text:style-name="Source_20_Text"><text:s text:c="12"/>System.out.println("Procesando imagen");</text:span></text:p>
      <text:p text:style-name="P14"><text:span text:style-name="Source_20_Text"><text:s text:c="8"/>}</text:span></text:p>
      <text:p text:style-name="P14"><text:span text:style-name="Source_20_Text"><text:s text:c="4"/>};</text:span></text:p>
      <text:p text:style-name="P14"/>
      <text:p text:style-name="P14"><text:span text:style-name="Source_20_Text"><text:s text:c="4"/>public static Handler audioHandler = (requestType, requestContent) -&gt; {</text:span></text:p>
      <text:p text:style-name="P14"><text:span text:style-name="Source_20_Text"><text:s text:c="8"/>if ("Audio".equals(requestType)) {</text:span></text:p>
      <text:p text:style-name="P14"><text:span text:style-name="Source_20_Text"><text:s text:c="12"/>System.out.println("Procesando audio");</text:span></text:p>
      <text:p text:style-name="P14"><text:span text:style-name="Source_20_Text"><text:s text:c="8"/>}</text:span></text:p>
      <text:p text:style-name="P14"><text:span text:style-name="Source_20_Text"><text:s text:c="4"/>};</text:span></text:p>
      <text:p text:style-name="P12"><text:span text:style-name="Source_20_Text">}</text:span></text:p>
      <text:h text:style-name="P11" text:outline-level="3">Creación de la Cadena de Responsabilidad</text:h>
      <text:p text:style-name="P5">Para crear la cadena de responsabilidad, simplemente encadenaremos las llamadas a las funciones handlers.</text:p>
      <text:p text:style-name="P13">java</text:p>
      <text:p text:style-name="P13"><text:soft-page-break/>Copiar código</text:p>
      <text:p text:style-name="P14"><text:span text:style-name="Source_20_Text">public class ChainOfResponsibilityExample {</text:span></text:p>
      <text:p text:style-name="P14"><text:span text:style-name="Source_20_Text"><text:s text:c="4"/>public static void main(String[] args) {</text:span></text:p>
      <text:p text:style-name="P14"><text:span text:style-name="Source_20_Text"><text:s text:c="8"/>Handler chain = Handlers.textHandler;</text:span></text:p>
      <text:p text:style-name="P14"><text:span text:style-name="Source_20_Text"><text:s text:c="8"/>chain = chain.andThen(Handlers.imageHandler);</text:span></text:p>
      <text:p text:style-name="P14"><text:span text:style-name="Source_20_Text"><text:s text:c="8"/>chain = chain.andThen(Handlers.audioHandler);</text:span></text:p>
      <text:p text:style-name="P14"/>
      <text:p text:style-name="P14"><text:span text:style-name="Source_20_Text"><text:s text:c="8"/>chain.handleRequest("Texto", "Hola, esto es un texto de ejemplo");</text:span></text:p>
      <text:p text:style-name="P14"><text:span text:style-name="Source_20_Text"><text:s text:c="8"/>chain.handleRequest("Imagen", "imagen.jpg");</text:span></text:p>
      <text:p text:style-name="P14"><text:span text:style-name="Source_20_Text"><text:s text:c="8"/>chain.handleRequest("Audio", "audio.mp3");</text:span></text:p>
      <text:p text:style-name="P14"><text:span text:style-name="Source_20_Text"><text:s text:c="4"/>}</text:span></text:p>
      <text:p text:style-name="P12"><text:span text:style-name="Source_20_Text">}</text:span></text:p>
      <text:h text:style-name="P11" text:outline-level="3">Ventajas de la Programación Funcional</text:h>
      <text:list xml:id="list8836275815452450828" text:style-name="L5">
        <text:list-item>
          <text:p text:style-name="P4"><text:span text:style-name="Strong_20_Emphasis">Concisión</text:span>: Las expresiones lambda y los métodos de referencia nos permiten definir el comportamiento de los handlers de manera más concisa y legible.</text:p>
        </text:list-item>
        <text:list-item>
          <text:p text:style-name="P4"><text:span text:style-name="Strong_20_Emphasis">Composición</text:span>: Podemos encadenar funciones con <text:span text:style-name="Source_20_Text">andThen()</text:span> para crear fácilmente una cadena de responsabilidad.</text:p>
        </text:list-item>
        <text:list-item>
          <text:p text:style-name="P10"><text:span text:style-name="Strong_20_Emphasis">Flexibilidad</text:span>: Las funciones son objetos de primera clase en Java, lo que significa que podemos pasarlas como argumentos y devolverlas como resultados, lo que facilita la composición y reutilización del código.</text:p>
        </text:list-item>
      </text:list>
      <text:p text:style-name="P5">Esta implementación utilizando programación funcional es más compacta y expresiva que la versión orientada a objetos, y aprovecha las características modernas de Java para mejorar la legibilidad y la flexibilidad del código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5-14T17:16:17.69</meta:creation-date>
    <dc:date>2024-05-14T18:02:04.72</dc:date>
    <meta:editing-duration>PT45M45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8" meta:paragraph-count="263" meta:word-count="1534" meta:character-count="13579"/>
  </office:meta>
</office:document-meta>
</file>